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bc7b" officeooo:paragraph-rsid="001abc7b"/>
    </style:style>
    <style:style style:name="P2" style:family="paragraph" style:parent-style-name="Standard">
      <style:paragraph-properties fo:text-align="center" style:justify-single-word="false"/>
      <style:text-properties officeooo:rsid="001abc7b" officeooo:paragraph-rsid="001abc7b"/>
    </style:style>
    <style:style style:name="P3" style:family="paragraph" style:parent-style-name="Standard">
      <style:paragraph-properties fo:text-align="start" style:justify-single-word="false"/>
      <style:text-properties officeooo:rsid="001abc7b" officeooo:paragraph-rsid="001abc7b"/>
    </style:style>
    <style:style style:name="P4" style:family="paragraph" style:parent-style-name="Text_20_body">
      <style:paragraph-properties fo:text-align="start" style:justify-single-word="false"/>
      <style:text-properties officeooo:rsid="001abc7b" officeooo:paragraph-rsid="001abc7b"/>
    </style:style>
    <style:style style:name="P5" style:family="paragraph" style:parent-style-name="Text_20_body">
      <style:paragraph-properties fo:text-align="start" style:justify-single-word="false"/>
      <style:text-properties officeooo:paragraph-rsid="001abc7b"/>
    </style:style>
    <style:style style:name="T1" style:family="text">
      <style:text-properties fo:color="#e8511e" fo:font-size="10.5pt"/>
    </style:style>
    <style:style style:name="T2" style:family="text">
      <style:text-properties fo:color="#e8511e" fo:font-size="10.5pt" officeooo:rsid="001abc7b"/>
    </style:style>
    <style:style style:name="T3" style:family="text">
      <style:text-properties fo:font-size="10.5pt"/>
    </style:style>
    <style:style style:name="T4" style:family="text">
      <style:text-properties fo:color="#0000cd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ériences Histoire :</text:p>
      <text:p text:style-name="P1"/>
      <text:p text:style-name="P2">Patrimoine, Monuments, Musées</text:p>
      <text:p text:style-name="P2"/>
      <text:p text:style-name="P3"/>
      <text:p text:style-name="P3"><text:span text:style-name="Strong_20_Emphasis"><text:span text:style-name="T1">Le Château Saint-Jean</text:span></text:span><text:span text:style-name="T3"> à Nogent le Rotrou, le Musée du perche, jardin médiéval, et donjon.</text:span></text:p>
      <text:p text:style-name="P3"><text:span text:style-name="T3"/></text:p>
      <text:p text:style-name="P4"><text:span text:style-name="Strong_20_Emphasis"><text:span text:style-name="T1">L’écomusée du Perche</text:span></text:span><text:span text:style-name="T3">, Prieuré de Sainte-Gauburge, 61130 Saint Cyr la Rosière. Stages, expositions, prebytère, musée de l’artisanat. Renseignements : 02 33 73 48 06 / </text:span><text:a xlink:type="simple" xlink:href="http://www.ecomuseeduperche.com/" office:target-frame-name="_blank" xlink:show="new" text:style-name="Internet_20_link" text:visited-style-name="Visited_20_Internet_20_Link"><text:span text:style-name="T4">http://www.ecomuseeduperche.com/</text:span></text:a></text:p>
      <text:p text:style-name="P5"><text:span text:style-name="Strong_20_Emphasis"><text:span text:style-name="T2">Perche Astronomie </text:span></text:span><text:a xlink:type="simple" xlink:href="http://www.percheastronomie.fr/" text:style-name="Internet_20_link" text:visited-style-name="Visited_20_Internet_20_Link"><text:span text:style-name="T4">http://www.percheastronomie.fr/</text:span></text:a></text:p>
      <text:p text:style-name="P5"><text:span text:style-name="Strong_20_Emphasis"><text:span text:style-name="T1">Chapelle de Réveillon – (Ze-visit) </text:span></text:span><text:a xlink:type="simple" xlink:href="http://www.oreeduperche.com/" text:style-name="Internet_20_link" text:visited-style-name="Visited_20_Internet_20_Link"><text:span text:style-name="T4">www.oreeduperche.com</text:span></text:a></text:p>
      <text:p text:style-name="P5"><text:span text:style-name="Strong_20_Emphasis"><text:span text:style-name="T1">Les Eglises remarquables du Perche (Ze-visit):</text:span></text:span><text:span text:style-name="T4"><text:line-break/>la Croix du Perche - Les Autels Villevillon – Fretigny - St Denis d'Authou</text:span></text:p>
      <text:p text:style-name="P5"><text:span text:style-name="T4"/></text:p>
      <text:p text:style-name="Text_20_body"> </text:p>
      <text:p text:style-name="P3"><text:span text:style-name="T3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5:44:17.589989169</meta:creation-date>
    <dc:date>2017-02-26T15:47:55.637111382</dc:date>
    <meta:editing-duration>PT3M38S</meta:editing-duration>
    <meta:editing-cycles>1</meta:editing-cycles>
    <meta:document-statistic meta:table-count="0" meta:image-count="0" meta:object-count="0" meta:page-count="1" meta:paragraph-count="8" meta:word-count="74" meta:character-count="564" meta:non-whitespace-character-count="494"/>
    <meta:generator>LibreOffice/5.1.6.2$Linux_X86_64 LibreOffice_project/10m0$Build-2</meta:generator>
  </office:meta>
</office:document-meta>
</file>